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7.805cm"/>
    </style:style>
    <style:style style:name="co6" style:family="table-column">
      <style:table-column-properties fo:break-before="auto" style:column-width="8.361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0.954cm" fo:break-before="auto" style:use-optimal-row-height="true"/>
    </style:style>
    <style:style style:name="ro3" style:family="table-row">
      <style:table-row-properties style:row-height="1.905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4.763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3.334cm" fo:break-before="auto" style:use-optimal-row-height="true"/>
    </style:style>
    <style:style style:name="ro8" style:family="table-row">
      <style:table-row-properties style:row-height="1.939cm" fo:break-before="auto" style:use-optimal-row-height="true"/>
    </style:style>
    <style:style style:name="ro9" style:family="table-row">
      <style:table-row-properties style:row-height="1.468cm" fo:break-before="auto" style:use-optimal-row-height="true"/>
    </style:style>
    <style:style style:name="ro10" style:family="table-row">
      <style:table-row-properties style:row-height="1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0"/>
    <style:style style:name="T1" style:family="text">
      <style:text-properties fo:color="#0070c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ient-&gt;server</text:p>
          </table:table-cell>
          <table:table-cell table:style-name="ce1" office:value-type="string">
            <text:p>response</text:p>
          </table:table-cell>
          <table:table-cell table:style-name="ce5" office:value-type="string">
            <text:p>remark</text:p>
          </table:table-cell>
          <table:table-cell table:style-name="ce5" office:value-type="string">
            <text:p>remark2</text:p>
          </table:table-cell>
          <table:table-cell table:style-name="ce5" office:value-type="string">
            <text:p>remark3</text:p>
          </table:table-cell>
          <table:table-cell table:style-name="ce1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password: string</text:p>
          </table:table-cell>
          <table:table-cell table:style-name="ce3" office:value-type="string">
            <text:p>success: boolean</text:p>
            <text:p><text:span text:style-name="T1">userData</text:span>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style-name="ce3" office:value-type="string">
            <text:p><text:span text:style-name="T2">userDataType</text:span> 字段 {</text:p>
            <text:p><text:s text:c="2"/>name: string,</text:p>
            <text:p><text:s text:c="2"/><text:span text:style-name="T1">summary</text:span>: {</text:p>
            <text:p><text:s text:c="4"/><text:span text:style-name="T1">duration</text:span>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password: string</text:p>
            <text:p>username: string</text:p>
          </table:table-cell>
          <table:table-cell table:style-name="ce3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/uploadExRecord</text:p>
          </table:table-cell>
          <table:table-cell office:value-type="string">
            <text:p>post</text:p>
          </table:table-cell>
          <table:table-cell table:style-name="ce3" office:value-type="string">
            <text:p>uesrid: string</text:p>
            <text:p>exData: exDataType</text:p>
          </table:table-cell>
          <table:table-cell table:style-name="ce3" office:value-type="string">
            <text:p>success: boolean</text:p>
          </table:table-cell>
          <table:table-cell office:value-type="string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table:style-name="ce3" office:value-type="string">
            <text:p><text:span text:style-name="T2">exDataType</text:span> 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,</text:p>
            <text:p><text:s text:c="2"/>equipmentid: string</text:p>
            <text:p>}</text:p>
          </table:table-cell>
          <table:table-cell office:value-type="string">
            <text:p>energy为实际产生的有效能量，已经去掉损耗部分。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/userExHistory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recordFrom: int</text:p>
            <text:p>recordTo: int</text:p>
          </table:table-cell>
          <table:table-cell office:value-type="string">
            <text:p>histories: exDataType[]</text:p>
          </table:table-cell>
          <table:table-cell office:value-type="string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1018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/getUserLast10History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table:style-name="ce3" office:value-type="string">
            <text:p>lastIndex: int</text:p>
            <text:p>histories: exDataType[]</text:p>
          </table:table-cell>
          <table:table-cell office:value-type="string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/getExEquipmentData</text:p>
          </table:table-cell>
          <table:table-cell office:value-type="string">
            <text:p>post</text:p>
          </table:table-cell>
          <table:table-cell office:value-type="string">
            <text:p>equipmentid: string</text:p>
          </table:table-cell>
          <table:table-cell table:style-name="ce3" office:value-type="string">
            <text:p>success: boolean</text:p>
            <text:p>exEquipmentData: exEquipmentDataType</text:p>
          </table:table-cell>
          <table:table-cell office:value-type="string">
            <text:p>获取对应id号的健身器材信息，如果该健身器材不存在，则success返回false，exEquipmentData返回对应健身器材信息。</text:p>
          </table:table-cell>
          <table:table-cell table:style-name="ce3" office:value-type="string">
            <text:p><text:span text:style-name="T2">exEquipmentDataTy</text:span><text:span text:style-name="T2">pe</text:span> 字段 {</text:p>
            <text:p><text:s text:c="2"/>type: string,</text:p>
            <text:p><text:s text:c="2"/>name: string</text:p>
            <text:p>}</text:p>
          </table:table-cell>
          <table:table-cell table:number-columns-repeated="1017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/getUserWeekHistory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dateFrom: yyyy-mm-dd</text:p>
            <text:p>dateTo: yyyy-MM-dd</text:p>
          </table:table-cell>
          <table:table-cell office:value-type="string">
            <text:p>histories: exSummaryType[]</text:p>
          </table:table-cell>
          <table:table-cell/>
          <table:table-cell table:style-name="ce3" office:value-type="string">
            <text:p><text:span text:style-name="T2">exSummaryType</text:span> 字段 {</text:p>
            <text:p><text:s text:c="2"/>duration: int,</text:p>
            <text:p><text:s text:c="2"/>energy: float</text:p>
            <text:p>}</text:p>
          </table:table-cell>
          <table:table-cell table:number-columns-repeated="1017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/getUserMonthHistory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dateFrom: yyyy-MM</text:p>
            <text:p>dateTo: yyyy-MM</text:p>
          </table:table-cell>
          <table:table-cell office:value-type="string">
            <text:p>histories: exSummaryType[]</text:p>
          </table:table-cell>
          <table:table-cell table:number-columns-repeated="1019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/getUserMonthExRecord</text:p>
          </table:table-cell>
          <table:table-cell office:value-type="string">
            <text:p>post</text:p>
          </table:table-cell>
          <table:table-cell table:style-name="ce3" office:value-type="string">
            <text:p>userid: string</text:p>
            <text:p>year: int</text:p>
            <text:p>month: int</text:p>
          </table:table-cell>
          <table:table-cell table:style-name="ce3" office:value-type="string">
            <text:p>count: int</text:p>
            <text:p>histories: exDataType[]</text:p>
          </table:table-cell>
          <table:table-cell office:value-type="string">
            <text:p>获取用户从某月的记录，返回的记录放到histories里，按最近到最久以前排序。当月没有记录则count返回0.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dolli</meta:initial-creator>
    <dc:creator>root </dc:creator>
    <meta:creation-date>2014-11-19T11:37:55Z</meta:creation-date>
    <dc:date>2014-12-27T19:38:14</dc:date>
    <meta:editing-duration>PT19M32S</meta:editing-duration>
    <meta:editing-cycles>2</meta:editing-cycles>
    <meta:document-statistic meta:table-count="3" meta:cell-count="72" meta:object-count="0"/>
  </office:meta>
</office:document-meta>
</file>